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3333" style:font-name="Liberation Serif" fo:font-size="14pt" officeooo:rsid="0001a095" officeooo:paragraph-rsid="0001a095" style:font-size-asian="12.25pt" style:font-size-complex="14pt"/>
    </style:style>
    <style:style style:name="P2" style:family="paragraph" style:parent-style-name="Standard" style:list-style-name="L1">
      <style:paragraph-properties fo:text-align="start" style:justify-single-word="false"/>
      <style:text-properties fo:color="#000000" style:font-name="Liberation Serif" fo:font-size="12pt" fo:font-weight="bold" officeooo:rsid="0001a095" officeooo:paragraph-rsid="0001a095"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fo:color="#000000" style:font-name="Liberation Serif" fo:font-size="12pt" fo:font-weight="bold" officeooo:rsid="0001a095" officeooo:paragraph-rsid="00083119" style:font-size-asian="10.5pt" style:font-weight-asian="bold" style:font-size-complex="12pt" style:font-weight-complex="bold"/>
    </style:style>
    <style:style style:name="P4" style:family="paragraph" style:parent-style-name="Standard" style:list-style-name="L1">
      <style:paragraph-properties fo:text-align="start" style:justify-single-word="false"/>
      <style:text-properties fo:color="#000000" style:font-name="Liberation Serif" fo:font-size="12pt" fo:font-weight="bold" officeooo:rsid="00038f9f" officeooo:paragraph-rsid="00038f9f" style:font-size-asian="10.5pt" style:font-weight-asian="bold" style:font-size-complex="12pt" style:font-weight-complex="bold"/>
    </style:style>
    <style:style style:name="P5" style:family="paragraph" style:parent-style-name="Standard" style:list-style-name="L1">
      <style:paragraph-properties fo:text-align="start" style:justify-single-word="false"/>
      <style:text-properties fo:color="#000000" style:font-name="Liberation Serif" fo:font-size="12pt" fo:font-weight="normal" officeooo:rsid="0001a095" officeooo:paragraph-rsid="0001a095"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color="#000000" style:font-name="Liberation Serif" fo:font-size="12pt" fo:font-weight="normal" officeooo:rsid="00038f9f" officeooo:paragraph-rsid="00083119"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color="#000000" style:font-name="Liberation Serif" fo:font-size="12pt" fo:font-weight="normal" officeooo:rsid="00038f9f" officeooo:paragraph-rsid="00038f9f"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color="#000000" style:font-name="Liberation Serif" fo:font-size="12pt" officeooo:paragraph-rsid="00061c2b" style:font-size-asian="12pt" style:font-size-complex="12pt"/>
    </style:style>
    <style:style style:name="P9" style:family="paragraph" style:parent-style-name="Standard" style:list-style-name="L1">
      <style:paragraph-properties fo:text-align="start" style:justify-single-word="false"/>
      <style:text-properties fo:color="#000000" style:font-name="Liberation Serif" officeooo:paragraph-rsid="00061c2b"/>
    </style:style>
    <style:style style:name="P10" style:family="paragraph" style:parent-style-name="Standard" style:list-style-name="L1">
      <style:paragraph-properties fo:text-align="start" style:justify-single-word="false"/>
      <style:text-properties officeooo:paragraph-rsid="00038f9f"/>
    </style:style>
    <style:style style:name="P11" style:family="paragraph" style:parent-style-name="Standard" style:list-style-name="L1">
      <style:paragraph-properties fo:text-align="start" style:justify-single-word="false"/>
      <style:text-properties officeooo:paragraph-rsid="00090148"/>
    </style:style>
    <style:style style:name="P12" style:family="paragraph" style:parent-style-name="Standard" style:list-style-name="L1">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38f9f" officeooo:paragraph-rsid="00038f9f" style:font-size-asian="12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054cf3" officeooo:paragraph-rsid="00038f9f"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variant="normal" fo:text-transform="none" fo:color="#252525" style:font-name="Sans-serif" fo:font-size="12pt" fo:letter-spacing="normal" fo:font-style="normal" fo:font-weight="normal" officeooo:rsid="00061c2b" officeooo:paragraph-rsid="000df2d5"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variant="normal" fo:text-transform="none" fo:color="#252525" style:font-name="Sans-serif" fo:font-size="12pt" fo:letter-spacing="normal" fo:font-style="normal" fo:font-weight="normal" officeooo:paragraph-rsid="00061c2b" style:font-size-asian="12pt" style:font-size-complex="12pt"/>
    </style:style>
    <style:style style:name="P16" style:family="paragraph" style:parent-style-name="Standard" style:list-style-name="L1">
      <style:paragraph-properties fo:text-align="start" style:justify-single-word="false"/>
      <style:text-properties style:font-name="Liberation Serif" fo:font-weight="bold" officeooo:rsid="00038f9f" officeooo:paragraph-rsid="00038f9f" style:font-weight-asian="bold" style:font-weight-complex="bold"/>
    </style:style>
    <style:style style:name="P17" style:family="paragraph" style:parent-style-name="Standard" style:list-style-name="L1">
      <style:paragraph-properties fo:text-align="start" style:justify-single-word="false"/>
      <style:text-properties style:font-name="Liberation Serif" fo:font-size="12pt" officeooo:paragraph-rsid="00090148" style:font-size-asian="12pt" style:font-size-complex="12pt"/>
    </style:style>
    <style:style style:name="P18" style:family="paragraph" style:parent-style-name="Standard" style:list-style-name="L1">
      <style:paragraph-properties fo:text-align="start" style:justify-single-word="false"/>
      <style:text-properties fo:font-size="12pt" fo:font-weight="bold" officeooo:rsid="00061c2b" officeooo:paragraph-rsid="00061c2b" style:font-size-asian="12pt" style:font-weight-asian="bold" style:font-size-complex="12pt" style:font-weight-complex="bold"/>
    </style:style>
    <style:style style:name="P19" style:family="paragraph" style:parent-style-name="Standard" style:list-style-name="L1">
      <style:paragraph-properties fo:text-align="start" style:justify-single-word="false"/>
      <style:text-properties fo:font-size="12pt" fo:font-weight="bold" officeooo:rsid="00061c2b" officeooo:paragraph-rsid="000df2d5" style:font-size-asian="12pt" style:font-weight-asian="bold" style:font-size-complex="12pt" style:font-weight-complex="bold"/>
    </style:style>
    <style:style style:name="P20" style:family="paragraph" style:parent-style-name="Standard" style:list-style-name="L1">
      <style:paragraph-properties fo:text-align="start" style:justify-single-word="false"/>
      <style:text-properties fo:font-size="12pt" fo:font-weight="bold" officeooo:rsid="00064fe1" officeooo:paragraph-rsid="000cf812" style:font-size-asian="12pt" style:font-weight-asian="bold" style:font-size-complex="12pt" style:font-weight-complex="bold"/>
    </style:style>
    <style:style style:name="P21" style:family="paragraph" style:parent-style-name="Standard" style:list-style-name="L1">
      <style:paragraph-properties fo:text-align="start" style:justify-single-word="false"/>
      <style:text-properties fo:font-size="12pt" fo:font-weight="normal" officeooo:rsid="000cf812" officeooo:paragraph-rsid="00061c2b"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fo:font-size="12pt" fo:font-weight="normal" officeooo:rsid="00089fff" officeooo:paragraph-rsid="00089fff"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officeooo:rsid="000a2487" officeooo:paragraph-rsid="000a2487"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font-weight="normal" officeooo:rsid="00061c2b" officeooo:paragraph-rsid="00061c2b" style:font-size-asian="12pt" style:font-weight-asian="normal" style:font-size-complex="12pt" style:font-weight-complex="normal"/>
    </style:style>
    <style:style style:name="P25" style:family="paragraph" style:parent-style-name="Standard" style:list-style-name="L1">
      <style:paragraph-properties fo:text-align="start" style:justify-single-word="false"/>
      <style:text-properties fo:font-size="12pt" fo:font-weight="normal" officeooo:rsid="00101c9d" officeooo:paragraph-rsid="00061c2b"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8f9f" style:font-weight-asian="normal" style:font-weight-complex="normal"/>
    </style:style>
    <style:style style:name="T3" style:family="text">
      <style:text-properties fo:font-weight="normal" officeooo:rsid="000cf812" style:font-weight-asian="normal" style:font-weight-complex="normal"/>
    </style:style>
    <style:style style:name="T4" style:family="text">
      <style:text-properties fo:font-weight="normal" officeooo:rsid="000df2d5" style:font-weight-asian="normal" style:font-weight-complex="normal"/>
    </style:style>
    <style:style style:name="T5" style:family="text">
      <style:text-properties fo:font-weight="normal" officeooo:rsid="000f6c12" style:font-weight-asian="normal" style:font-weight-complex="normal"/>
    </style:style>
    <style:style style:name="T6" style:family="text">
      <style:text-properties fo:font-weight="normal" officeooo:rsid="00101c9d" style:font-weight-asian="normal" style:font-weight-complex="normal"/>
    </style:style>
    <style:style style:name="T7" style:family="text">
      <style:text-properties fo:font-weight="normal" officeooo:rsid="00166742" style:font-weight-asian="normal" style:font-weight-complex="normal"/>
    </style:style>
    <style:style style:name="T8" style:family="text">
      <style:text-properties fo:font-weight="normal" officeooo:rsid="00182ba6" style:font-weight-asian="normal" style:font-weight-complex="normal"/>
    </style:style>
    <style:style style:name="T9" style:family="text">
      <style:text-properties fo:font-weight="normal" officeooo:rsid="00189503" style:font-weight-asian="normal" style:font-weight-complex="normal"/>
    </style:style>
    <style:style style:name="T10" style:family="text">
      <style:text-properties fo:font-weight="normal" officeooo:rsid="0018c5e8" style:font-weight-asian="normal" style:font-weight-complex="normal"/>
    </style:style>
    <style:style style:name="T11" style:family="text">
      <style:text-properties officeooo:rsid="00038f9f"/>
    </style:style>
    <style:style style:name="T12" style:family="text">
      <style:text-properties fo:font-variant="normal" fo:text-transform="none" fo:color="#000000" fo:font-size="12pt" fo:letter-spacing="normal" fo:font-style="normal" style:text-underline-style="none" fo:font-weight="normal" officeooo:rsid="00054cf3"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7064" style:text-blinking="false" fo:background-color="#ffffff"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090148"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0cf812"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166742" style:font-size-asian="12pt" style:font-size-complex="12pt"/>
    </style:style>
    <style:style style:name="T20"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style:text-underline-style="none" fo:font-weight="normal" officeooo:rsid="00038f9f"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style:text-underline-style="none" fo:font-weight="normal" officeooo:rsid="00166742"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fo:letter-spacing="normal" fo:font-style="normal" fo:font-weight="bold" officeooo:rsid="00090148" style:font-weight-asian="bold" style:font-weight-complex="bold"/>
    </style:style>
    <style:style style:name="T24" style:family="text">
      <style:text-properties fo:font-variant="normal" fo:text-transform="none" fo:font-size="12pt" fo:letter-spacing="normal" fo:font-style="normal" style:text-underline-style="none" fo:font-weight="bold" officeooo:rsid="00054cf3" style:font-size-asian="12pt" style:font-style-asian="normal" style:font-weight-asian="bold" style:font-size-complex="12pt" style:font-style-complex="normal" style:font-weight-complex="bold"/>
    </style:style>
    <style:style style:name="T25" style:family="text">
      <style:text-properties fo:font-variant="normal" fo:text-transform="none" fo:font-size="12pt" fo:letter-spacing="normal" fo:font-style="normal" style:text-underline-style="none" fo:font-weight="normal" officeooo:rsid="00054cf3" style:font-size-asian="12pt" style:font-style-asian="normal" style:font-weight-asian="normal" style:font-size-complex="12pt" style:font-style-complex="normal" style:font-weight-complex="normal"/>
    </style:style>
    <style:style style:name="T26" style:family="text">
      <style:text-properties fo:font-variant="normal" fo:text-transform="none" fo:font-size="12pt" fo:letter-spacing="normal" fo:font-style="normal" style:text-underline-style="none" fo:font-weight="normal" style:font-size-asian="12pt" style:font-size-complex="12pt"/>
    </style:style>
    <style:style style:name="T27" style:family="text">
      <style:text-properties fo:font-variant="normal" fo:text-transform="none" fo:font-size="12pt" fo:letter-spacing="normal" fo:font-style="normal" style:text-underline-style="none" fo:font-weight="normal" officeooo:rsid="00061c2b" style:font-size-asian="12pt" style:font-size-complex="12pt"/>
    </style:style>
    <style:style style:name="T28" style:family="text">
      <style:text-properties fo:font-variant="normal" fo:text-transform="none" fo:font-size="12pt" fo:letter-spacing="normal" fo:font-style="normal" style:text-underline-style="solid" style:text-underline-width="auto" style:text-underline-color="font-color" fo:font-weight="normal" style:font-size-asian="12pt" style:font-size-complex="12pt"/>
    </style:style>
    <style:style style:name="T29" style:family="text">
      <style:text-properties fo:font-variant="normal" fo:text-transform="none" fo:font-size="12pt" fo:letter-spacing="normal" fo:font-style="normal" fo:font-weight="normal" style:font-size-asian="12pt" style:font-size-complex="12pt"/>
    </style:style>
    <style:style style:name="T30" style:family="text">
      <style:text-properties fo:font-variant="normal" fo:text-transform="none" fo:font-size="12pt" fo:letter-spacing="normal" fo:font-style="normal" fo:font-weight="normal" officeooo:rsid="00061c2b" style:font-size-asian="12pt" style:font-size-complex="12pt"/>
    </style:style>
    <style:style style:name="T31" style:family="text">
      <style:text-properties fo:font-variant="normal" fo:text-transform="none" fo:font-size="12pt" fo:letter-spacing="normal" fo:font-style="normal" fo:font-weight="normal" officeooo:rsid="0014b703" style:font-size-asian="12pt" style:font-size-complex="12pt"/>
    </style:style>
    <style:style style:name="T32" style:family="text">
      <style:text-properties fo:font-variant="normal" fo:text-transform="none" fo:letter-spacing="normal" fo:font-style="normal" style:text-underline-style="solid" style:text-underline-width="auto" style:text-underline-color="font-color" fo:font-weight="normal" officeooo:rsid="00061c2b"/>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fo:font-style="normal" fo:font-weight="normal" officeooo:rsid="00061c2b"/>
    </style:style>
    <style:style style:name="T35"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officeooo:rsid="00083119"/>
    </style:style>
    <style:style style:name="T37" style:family="text">
      <style:text-properties fo:font-weight="bold" officeooo:rsid="00061c2b" style:font-weight-asian="bold" style:font-weight-complex="bold"/>
    </style:style>
    <style:style style:name="T38" style:family="text">
      <style:text-properties fo:font-weight="bold" officeooo:rsid="00090148" style:font-weight-asian="bold" style:font-weight-complex="bold"/>
    </style:style>
    <style:style style:name="T39" style:family="text">
      <style:text-properties officeooo:rsid="000a2487"/>
    </style:style>
    <style:style style:name="T40" style:family="text">
      <style:text-properties officeooo:rsid="000b67e6"/>
    </style:style>
    <style:style style:name="T41" style:family="text">
      <style:text-properties officeooo:rsid="000cf812"/>
    </style:style>
    <style:style style:name="T42" style:family="text">
      <style:text-properties fo:font-size="12pt" style:text-underline-style="none" style:font-size-asian="12pt" style:font-size-complex="12pt"/>
    </style:style>
    <style:style style:name="T43" style:family="text">
      <style:text-properties fo:font-size="12pt" style:text-underline-style="none" officeooo:rsid="00061c2b" style:font-size-asian="12pt" style:font-size-complex="12pt"/>
    </style:style>
    <style:style style:name="T44" style:family="text">
      <style:text-properties fo:font-size="12pt" style:text-underline-style="solid" style:text-underline-width="auto" style:text-underline-color="font-color" officeooo:rsid="00061c2b"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EDA LIBRO</text:p>
      <text:p text:style-name="P1"/>
      <text:list xml:id="list7509822175261682076" text:style-name="L1">
        <text:list-item>
          <text:p text:style-name="P2"><text:span text:style-name="T11">A</text:span>utore<text:span text:style-name="T1">: Roy Lewis</text:span></text:p>
          <text:p text:style-name="P5"/>
        </text:list-item>
        <text:list-item>
          <text:p text:style-name="P2"><text:span text:style-name="T11">T</text:span>itolo: <text:span text:style-name="T1">Il più grande uomo scimmia del Pleisocene</text:span></text:p>
          <text:p text:style-name="P5"/>
        </text:list-item>
        <text:list-item>
          <text:p text:style-name="P2"><text:span text:style-name="T11">C</text:span>asa editrice: <text:span text:style-name="T1">Adelphi edizioni</text:span></text:p>
          <text:p text:style-name="P5"/>
        </text:list-item>
        <text:list-item>
          <text:p text:style-name="P3"><text:span text:style-name="T11">D</text:span>ata pubblicazione prima edizione:<text:span text:style-name="T1"> </text:span><text:span text:style-name="T2">1960</text:span></text:p>
          <text:p text:style-name="P6"/>
        </text:list-item>
        <text:list-item>
          <text:p text:style-name="P4">Titolo originale:<text:span text:style-name="T1"> The Evolution Man</text:span></text:p>
          <text:p text:style-name="P7"/>
        </text:list-item>
        <text:list-item>
          <text:p text:style-name="P4">Traduttore:<text:span text:style-name="T1"> Carlo Brera</text:span></text:p>
          <text:p text:style-name="P7"/>
        </text:list-item>
        <text:list-item>
          <text:p text:style-name="P4"><text:span text:style-name="T41">I</text:span>nformazioni sintetiche sull'autore e sulla sua epoca:</text:p>
          <text:p text:style-name="P10"><text:span text:style-name="T20">Roy Lewis (</text:span><text:span text:style-name="T15">Felixton</text:span><text:span text:style-name="T20">, </text:span><text:span text:style-name="T21">6 novembre 1916</text:span><text:span text:style-name="T14"> </text:span><text:span text:style-name="T20">– </text:span><text:span text:style-name="T15">1996</text:span><text:span text:style-name="T20">) è stato uno </text:span><text:span text:style-name="T15">scrittore</text:span><text:span text:style-name="T20">, </text:span><text:span text:style-name="T21">giornalista ed editore</text:span><text:span text:style-name="T14"> </text:span><text:span text:style-name="T15">inglese</text:span><text:span text:style-name="T20">.</text:span><text:span text:style-name="T35"> </text:span><text:span text:style-name="T20">Arriva a stabilirsi in Inghilterra nel 1961, quando viene assunto come giornalista per il </text:span><text:span text:style-name="T15">Times</text:span><text:span text:style-name="T20">, giornale con cui lavorerà fino al pensionamento, nel 1971. Nel 1957 fonda il "Keepsake Press", inizialmente per stampare libriccini per famiglie. Nel giro di poco tempo la produzione diviene prolifica, seppure a bassa tiratura: infatti entro il 1990, quando è stato costretto dalla malattia a smettere, ha pubblicato più di cento titoli. Oltre al libro che lo ha reso famoso </text:span><text:span text:style-name="T21">(il più grande uomo scimmia del Pleis</text:span><text:span text:style-name="T22">t</text:span><text:span text:style-name="T21">ocene)</text:span><text:span text:style-name="T20">, ha scritto anche altri tre racconti nella vecchiaia (tra il 1990 ed il 1995), delle provocatorie reinterpretazioni dell'epoca Vittorian</text:span><text:span text:style-name="T21">a.</text:span></text:p>
          <text:p text:style-name="P12"/>
        </text:list-item>
        <text:list-item>
          <text:p text:style-name="P16"><text:span text:style-name="T13">Genere letterario: </text:span><text:span text:style-name="T12">Romanzo</text:span></text:p>
          <text:p text:style-name="P13"/>
        </text:list-item>
        <text:list-item>
          <text:p text:style-name="P9"><text:span text:style-name="T24">Personaggi importanti e le loro principali caratteristiche:</text:span><text:span text:style-name="T25"> </text:span></text:p>
          <text:p text:style-name="P9"><text:span text:style-name="T28">Edward</text:span><text:span text:style-name="T26"> è un brillante inventore </text:span><text:span text:style-name="T27">e protagonista della storia</text:span><text:span text:style-name="T26">. Tra le varie scoperte effettuate da lui e il suo branco si annoverano: il fuoco ed il suo uso, la dieta onnivora, la cottura degli alimenti, l'arco e il matrimonio esogamico.</text:span><text:span text:style-name="T42"> </text:span></text:p>
          <text:p text:style-name="P9"><text:span text:style-name="T44">Ernest</text:span><text:span text:style-name="T43"> è</text:span><text:span text:style-name="T29"> il narratore dell'intera vicenda </text:span><text:span text:style-name="T31">e figlio di Edwar</text:span><text:span text:style-name="T29">. Adora interrogarsi sugli aspetti religiosi della vita dell'uomo, </text:span><text:span text:style-name="T30">è</text:span><text:span text:style-name="T29"> lui il primo a ipotizzare che esista una vita dopo la morte.</text:span></text:p>
          <text:p text:style-name="P8"><text:span text:style-name="T32">Oswald </text:span><text:span text:style-name="T33">è il fratello maggiore di Ernest,</text:span><text:span text:style-name="T34">atletico e sportivo</text:span><text:span text:style-name="T33">, molto abile nella caccia.</text:span> </text:p>
          <text:p text:style-name="P8"><text:span text:style-name="T32">Alexander </text:span><text:span text:style-name="T33">è uno dei fratelli minori di Ernest, specializzato nelle pitture rupestri e nello studio del comportamento degli animali.</text:span> </text:p>
          <text:p text:style-name="P8"/>
        </text:list-item>
        <text:list-item>
          <text:p text:style-name="P18">Ambiente in cui si svolge la vicenda:<text:span text:style-name="T1"> Rift Valley, </text:span><text:span text:style-name="T3">Africa orientale</text:span></text:p>
          <text:p text:style-name="P21"/>
        </text:list-item>
        <text:list-item>
          <text:p text:style-name="P17"><text:span text:style-name="T37">breve riassunto della tr</text:span><text:span text:style-name="T38">ama</text:span><text:span text:style-name="T23">:</text:span></text:p>
          <text:p text:style-name="P11"><text:span text:style-name="T18">Il </text:span><text:span text:style-name="T16">testo è narrato in prima persona da un componente dell’orda, Ernest, figlio del protagonista del racconto, Edward, progressista che cerca sempre di migliorare le condizioni di vita di tutti. Egli è il fratello di Vania, presumibilmente un Homo-Erectus, legato alle tradizioni e al passato. La famiglia paleolitica, compie molte importanti scoperte e invenzioni, sollecitate sempre dall’entusiasmo del capo-orda, </text:span><text:span text:style-name="T17">Edward</text:span><text:span text:style-name="T16">. </text:span><text:span text:style-name="T17">Grazie a lui infatti</text:span><text:span text:style-name="T16"> si viene a conoscenza del fuoco, </text:span><text:span text:style-name="T17">del</text:span><text:span text:style-name="T16">la cottura dei cibi e l’indurimento delle lance. <text:s/>Per rendere lo sviluppo completo, nasce </text:span><text:span text:style-name="T17">anche l'esogamia</text:span><text:span text:style-name="T16">, ch</text:span><text:span text:style-name="T17">e in principio viene </text:span><text:span text:style-name="T16">discussa, ma </text:span><text:span text:style-name="T17">in seguito</text:span><text:span text:style-name="T16"> verrà apprezzata. </text:span><text:span text:style-name="T17">Alexader,</text:span><text:span text:style-name="T16"> </text:span><text:span text:style-name="T17">fratello del narratore, riesce ad addomesticare i primi animali e a dipingere le prime pitture rupestri.</text:span><text:span text:style-name="T16"> Intanto </text:span><text:span text:style-name="T17">viene appiccato </text:span><text:span text:style-name="T16">anche il primo incendio della storia, nato da un esperimento di accensione del fuoco. Dopo che le fiamme divorano </text:span><text:span text:style-name="T17">un intero stato</text:span><text:span text:style-name="T16">, </text:span><text:span text:style-name="T17">la famiglia</text:span><text:span text:style-name="T16"> dev</text:span><text:span text:style-name="T17">e</text:span><text:span text:style-name="T16"> migrare per cercare una nuova dimora. Nel luogo dove si </text:span><text:soft-page-break/><text:span text:style-name="T16">stabiliscono, devono convivere con un gruppo di uomini scimmia, ma è lì che nasce la tecnologia primitiva più avanzata: l’arco. Questo strumento sarà per il protagonista, Edward, la causa della morte. Infatti Oswald e il narratore, due personaggi di una certa influenza nel nucleo familiare, decidono di uccidere il p</text:span><text:span text:style-name="T19">adre</text:span><text:span text:style-name="T16"> che voleva diffondere l’arma </text:span><text:span text:style-name="T19">anziché custodirla e rendere l' orda invincibile.</text:span></text:p>
          <text:p text:style-name="P11"><text:span text:style-name="T19"/></text:p>
        </text:list-item>
        <text:list-item>
          <text:p text:style-name="P19">Argomenti e problemi principali che l'autore propone all' attenzione dei lettori:</text:p>
          <text:p text:style-name="P19"><text:span text:style-name="T3">Questo testo tratta in particolare di tutto il periodo del Pleis</text:span><text:span text:style-name="T7">t</text:span><text:span text:style-name="T3">ocene, raccontato in una vita di un uomo. </text:span><text:span text:style-name="T4">Spiega</text:span><text:span text:style-name="T3"> le grandi scoperte che hanno portato il genere umano ad oggi, come il fuoco o l' arco, lo stie di vita dei primi umanoidi </text:span><text:span text:style-name="T4">e come era divisa la loro famiglia</text:span><text:span text:style-name="T3">, lo sviluppo della caccia e molte altre cose. </text:span><text:span text:style-name="T4">Forse quello che l' autore voleva </text:span><text:span text:style-name="T7">sottolineare </text:span><text:span text:style-name="T3">è la voglia dell'orda di tenersi </text:span><text:span text:style-name="T4">le</text:span><text:span text:style-name="T3"> invenzioni per se </text:span><text:span text:style-name="T7">in contrapposizione alla volontà</text:span><text:span text:style-name="T4"> </text:span><text:span text:style-name="T8">del </text:span><text:span text:style-name="T4">primo scienziato della storia </text:span><text:span text:style-name="T7">che desiderava</text:span><text:span text:style-name="T4"> allearsi con le </text:span><text:span text:style-name="T8">altre </text:span><text:span text:style-name="T4">tribù condividendo le sue </text:span><text:span text:style-name="T7">scoperte.</text:span><text:span text:style-name="T4"> </text:span><text:span text:style-name="T8">Q</text:span><text:span text:style-name="T4">uest</text:span><text:span text:style-name="T9">o desiderio</text:span><text:span text:style-name="T4"> d</text:span><text:span text:style-name="T9">i Edwar</text:span><text:span text:style-name="T4"> ha spinto i </text:span><text:span text:style-name="T9">propri</text:span><text:span text:style-name="T4"> figli a ucciderlo </text:span><text:span text:style-name="T9">per</text:span><text:span text:style-name="T4"> tene</text:span><text:span text:style-name="T9">r</text:span><text:span text:style-name="T4">si la sua ultima invenzione, usa</text:span><text:span text:style-name="T9">rl</text:span><text:span text:style-name="T4">a per sterminare altre orde. </text:span><text:span text:style-name="T5">Questo può essere riportato</text:span><text:span text:style-name="T4"> </text:span><text:span text:style-name="T5">al</text:span><text:span text:style-name="T4">l'egoismo di og</text:span><text:span text:style-name="T5">gi, alla voglia di tenersi tutto per </text:span><text:span text:style-name="T10">se e non condividerlo</text:span><text:span text:style-name="T5"> </text:span><text:span text:style-name="T10">con</text:span><text:span text:style-name="T5"> agli altri.</text:span></text:p>
          <text:p text:style-name="P14"/>
        </text:list-item>
        <text:list-item>
          <text:p text:style-name="P18"><text:span text:style-name="T39">E</text:span>pisodi e momenti più significativi:</text:p>
          <text:p text:style-name="P22"><text:span text:style-name="T39">1)</text:span>Edward riusci a <text:span text:style-name="T39">accendere il fuoco, facendo sfregare due pietre, ma non essendo arginato iniziò a propagarsi fino a diventare un grande incendio. Tutti gli animali del bosco scappavano con la famiglia verso uno spiazzo o delle rocce dove il fuoco non poteva arrivare. Per fortuna riuscirono a trovarlo, salvandosi.</text:span></text:p>
          <text:p text:style-name="P23">2)<text:span text:style-name="T40">Edward chiamò Ernest nel suo laboratorio facendogli vedere la sua invenzione: l'arco. Il narratore però non voleva che anche questo, come il fuoco, fosse divulgato ad altri popoli, allora lui e Oswald, fingendo un incidente, uccidono il padre con la nuova arma. <text:s/></text:span></text:p>
          <text:p text:style-name="P23"/>
        </text:list-item>
        <text:list-item>
          <text:p text:style-name="P18">eventuali citazioni di particolare interesse:<text:span text:style-name="T1"> no</text:span></text:p>
          <text:p text:style-name="P24"/>
        </text:list-item>
        <text:list-item>
          <text:p text:style-name="P18">Stile e l<text:span text:style-name="T36">i</text:span>nguaggio:<text:span text:style-name="T1"> </text:span><text:span text:style-name="T3">Per me questo testo ha un linguaggio molto semplice, adatto per tutti, anche se in alcune parti vengono usati dei termini un po' più </text:span><text:span text:style-name="T10">complessi</text:span><text:span text:style-name="T3">.</text:span></text:p>
          <text:p text:style-name="P21"/>
        </text:list-item>
        <text:list-item>
          <text:p text:style-name="P18">Eventuali difficoltà nella lettura:<text:span text:style-name="T1"> n</text:span><text:span text:style-name="T6">o</text:span></text:p>
          <text:p text:style-name="P25"/>
        </text:list-item>
        <text:list-item>
          <text:p text:style-name="P20">interpretazione e giudizio personale:<text:span text:style-name="T1"> </text:span><text:span text:style-name="T5">Questo libro mi è piaciuto, mi ha aiutato a capire come vivevano gli uomini nel Pleis</text:span><text:span text:style-name="T7">t</text:span><text:span text:style-name="T5">ocene e le loro più grandi scoperte. Tutto questo raccontato nella vita di un uomo, <text:s/>rendendo</text:span><text:span text:style-name="T10">lo</text:span><text:span text:style-name="T5"> comico </text:span><text:span text:style-name="T10">e</text:span><text:span text:style-name="T5"> riuscendo </text:span><text:span text:style-name="T10">così </text:span><text:span text:style-name="T5">a farmi capire la parte di preistoria raccontata </text:span><text:span text:style-name="T10">in mdo </text:span><text:span text:style-name="T5">più piacevole rispetto ad un libro scolastico di storia.</text:span></text:p>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10:15:23.891000000</meta:creation-date>
    <dc:date>2017-01-02T14:10:02.374000000</dc:date>
    <meta:editing-duration>PT1H46M17S</meta:editing-duration>
    <meta:editing-cycles>10</meta:editing-cycles>
    <meta:generator>LibreOffice/4.3.5.2$Windows_x86 LibreOffice_project/3a87456aaa6a95c63eea1c1b3201acedf0751bd5</meta:generator>
    <meta:document-statistic meta:table-count="0" meta:image-count="0" meta:object-count="0" meta:page-count="2" meta:paragraph-count="44" meta:word-count="878" meta:character-count="5393" meta:non-whitespace-character-count="4576"/>
  </office:meta>
</office:document-meta>
</file>